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stroke="solid"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ouble_20_Dash" svg:stroke-width="0.035cm" svg:stroke-color="#1c1c1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8.451cm" svg:height="2.42cm" draw:transform="skewX (-0.269827902358323) rotate (-1.68319553062333) translate (12.4298049984098cm 6.05008865311264cm)" svg:viewBox="0 0 8452 2421" svg:d="M0 0c8569-5 8452 2421 8452 2421v-67">
          <text:p/>
        </draw:path>
        <draw:line draw:style-name="gr4" draw:text-style-name="P1" draw:layer="layout" svg:x1="9.255cm" svg:y1="14.843cm" svg:x2="8.747cm" svg:y2="14.843cm">
          <text:p/>
        </draw:line>
        <draw:line draw:style-name="gr4" draw:text-style-name="P1" draw:layer="layout" svg:x1="9.255cm" svg:y1="13.55cm" svg:x2="8.747cm" svg:y2="13.55cm">
          <text:p/>
        </draw:line>
        <draw:line draw:style-name="gr4" draw:text-style-name="P3" draw:layer="layout" svg:x1="9.255cm" svg:y1="11.137cm" svg:x2="8.747cm" svg:y2="11.137cm">
          <text:p/>
        </draw:line>
        <draw:line draw:style-name="gr4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1" draw:layer="layout" svg:x1="10.398cm" svg:y1="15.863cm" svg:x2="10.398cm" svg:y2="16.371cm">
          <text:p/>
        </draw:line>
        <draw:line draw:style-name="gr4" draw:text-style-name="P1" draw:layer="layout" svg:x1="11.822cm" svg:y1="15.863cm" svg:x2="11.822cm" svg:y2="16.371cm">
          <text:p/>
        </draw:line>
        <draw:line draw:style-name="gr4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14.435cm" svg:y1="15.863cm" svg:x2="14.435cm" svg:y2="16.371cm">
          <text:p/>
        </draw:line>
        <draw:line draw:style-name="gr5" draw:text-style-name="P1" draw:layer="layout" svg:x1="4.302cm" svg:y1="22.59cm" svg:x2="16.621cm" svg:y2="4.556cm">
          <text:p/>
        </draw:line>
        <draw:frame draw:style-name="gr2" draw:text-style-name="P2" draw:layer="layout" svg:width="3.944cm" svg:height="0.93cm" svg:x="6.207cm" svg:y="5.8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3.769cm" svg:height="1.407cm" svg:x="13.954cm" svg:y="9.1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6" draw:text-style-name="P1" draw:layer="layout" svg:x1="1.889cm" svg:y1="4.937cm" svg:x2="13.319cm" svg:y2="22.336cm">
          <text:p/>
        </draw:line>
        <draw:line draw:style-name="gr4" draw:text-style-name="P1" draw:layer="layout" svg:x1="7.604cm" svg:y1="15.859cm" svg:x2="7.604cm" svg:y2="16.367cm">
          <text:p/>
        </draw:line>
        <draw:line draw:style-name="gr4" draw:text-style-name="P1" draw:layer="layout" svg:x1="6.177cm" svg:y1="15.859cm" svg:x2="6.177cm" svg:y2="16.367cm">
          <text:p/>
        </draw:line>
        <draw:line draw:style-name="gr4" draw:text-style-name="P1" draw:layer="layout" svg:x1="4.777cm" svg:y1="15.859cm" svg:x2="4.777cm" svg:y2="16.367cm">
          <text:p/>
        </draw:line>
        <draw:line draw:style-name="gr4" draw:text-style-name="P1" draw:layer="layout" svg:x1="3.377cm" svg:y1="15.859cm" svg:x2="3.377cm" svg:y2="16.367cm">
          <text:p/>
        </draw:line>
        <draw:line draw:style-name="gr4" draw:text-style-name="P1" draw:layer="layout" svg:x1="9.255cm" svg:y1="17.35cm" svg:x2="8.747cm" svg:y2="17.35cm">
          <text:p/>
        </draw:line>
        <draw:line draw:style-name="gr4" draw:text-style-name="P1" draw:layer="layout" svg:x1="9.255cm" svg:y1="18.65cm" svg:x2="8.747cm" svg:y2="18.65cm">
          <text:p/>
        </draw:line>
        <draw:line draw:style-name="gr4" draw:text-style-name="P1" draw:layer="layout" svg:x1="9.255cm" svg:y1="19.85cm" svg:x2="8.747cm" svg:y2="19.85cm">
          <text:p/>
        </draw:line>
        <draw:line draw:style-name="gr4" draw:text-style-name="P1" draw:layer="layout" svg:x1="9.255cm" svg:y1="21.05cm" svg:x2="8.747cm" svg:y2="21.05cm">
          <text:p/>
        </draw:line>
        <draw:path draw:style-name="gr3" draw:text-style-name="P1" draw:layer="layout" svg:width="8.452cm" svg:height="2.42cm" draw:transform="skewX (0.269827902358323) rotate (1.68319553062333) translate (6.52026838366995cm 14.4494153176969cm)" svg:viewBox="0 0 8453 2421" svg:d="M8453 0c-8569-5-8453 2421-8453 2421v-68">
          <text:p/>
        </draw:path>
        <draw:line draw:style-name="gr7" draw:text-style-name="P1" draw:layer="layout" svg:x1="1.381cm" svg:y1="14.843cm" svg:x2="18.018cm" svg:y2="14.843cm">
          <text:p/>
        </draw:line>
        <draw:frame draw:style-name="gr2" draw:text-style-name="P2" draw:layer="layout" svg:width="3.182cm" svg:height="1.407cm" svg:x="1.381cm" svg:y="9.25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2.525cm" svg:height="0.679cm" svg:x="16.096cm" svg:y="13.82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16:54:44.854652082</dc:date>
    <meta:editing-duration>PT59M12S</meta:editing-duration>
    <meta:editing-cycles>24</meta:editing-cycles>
    <meta:generator>LibreOffice/6.4.7.2$Linux_X86_64 LibreOffice_project/4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 f'( 0 ) = 0
 </annotation>
  </semantics>
</math>
</file>

<file path=Object 14/content.xml><?xml version="1.0" encoding="utf-8"?>
<math xmlns="http://www.w3.org/1998/Math/MathML" display="block">
  <semantics>
    <mtable>
      <mtr>
        <mtd>
          <mstyle color="green">
            <mrow>
              <mi>f</mi>
              <mi>'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&gt;</mo>
                <mn>0</mn>
              </mrow>
              <mi>,</mi>
            </mrow>
          </mstyle>
        </mtd>
      </mtr>
      <mtr>
        <mtd>
          <mstyle color="green">
            <mrow>
              <mi>f</mi>
              <mi mathvariant="italic">est</mi>
              <mi mathvariant="italic">croissante</mi>
            </mrow>
          </mstyle>
        </mtd>
      </mtr>
    </mtable>
    <annotation encoding="StarMath 5.0">color green { f'(1) &gt; 0,} newline 
color green { f est croissante}</annotation>
  </semantics>
</math>
</file>

<file path=Object 15/content.xml><?xml version="1.0" encoding="utf-8"?>
<math xmlns="http://www.w3.org/1998/Math/MathML" display="block">
  <semantics>
    <mtable>
      <mtr>
        <mtd>
          <mstyle color="red">
            <mrow>
              <mi>f</mi>
              <mi>'</mi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&lt;</mo>
                <mn>0</mn>
              </mrow>
              <mi>,</mi>
            </mrow>
          </mstyle>
        </mtd>
      </mtr>
      <mtr>
        <mtd>
          <mstyle color="red">
            <mrow>
              <mi>f</mi>
              <mi mathvariant="italic">décroît</mi>
            </mrow>
          </mstyle>
        </mtd>
      </mtr>
    </mtable>
    <annotation encoding="StarMath 5.0">color red { f'(-1) &lt; 0,} newline 
color red { f décroît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sup>
              <mi>x</mi>
              <mn>2</mn>
            </msup>
            <mo stretchy="false">+</mo>
            <mn>1</mn>
          </mrow>
        </mrow>
      </mrow>
    </mstyle>
    <annotation encoding="StarMath 5.0">color blue { f(x) = x^2 + 1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